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margin-top="0cm" fo:margin-bottom="0.199cm" loext:contextual-spacing="false"/>
      <style:text-properties style:font-name="Arial" fo:font-size="14pt" style:font-size-asian="14pt" style:font-size-complex="14pt"/>
    </style:style>
    <style:style style:name="P4" style:family="paragraph" style:parent-style-name="rzymskie1" style:list-style-name="rzymskie1"/>
    <style:style style:name="P5" style:family="paragraph" style:parent-style-name="rzymskie1" style:list-style-name="rzymskie1">
      <style:text-properties officeooo:paragraph-rsid="0011e971"/>
    </style:style>
    <style:style style:name="P6" style:family="paragraph" style:parent-style-name="arabskie2" style:list-style-name="arabskie2"/>
    <style:style style:name="P7" style:family="paragraph" style:parent-style-name="arabskie2" style:list-style-name="arabskie2" style:master-page-name="">
      <loext:graphic-properties draw:fill="none"/>
      <style:paragraph-properties fo:margin-left="1.27cm" fo:margin-right="0cm" fo:text-indent="-0.64cm" style:auto-text-indent="false" style:page-number="auto" fo:background-color="transparent" style:writing-mode="page"/>
    </style:style>
    <style:style style:name="P8" style:family="paragraph" style:parent-style-name="lacinskie2" style:list-style-name="lacinskie2"/>
    <style:style style:name="P9" style:family="paragraph" style:parent-style-name="lacinskie2" style:list-style-name="lacinskie2">
      <style:paragraph-properties fo:margin-top="0.049cm" fo:margin-bottom="0cm" loext:contextual-spacing="false"/>
    </style:style>
    <style:style style:name="P10" style:family="paragraph" style:parent-style-name="arabskie3" style:list-style-name="arabskie3"/>
    <style:style style:name="P11" style:family="paragraph" style:parent-style-name="arabskie3" style:list-style-name="arabskie4"/>
    <style:style style:name="P12" style:family="paragraph" style:parent-style-name="arabskie3" style:list-style-name="arabskie3">
      <style:paragraph-properties fo:margin-top="0.101cm" fo:margin-bottom="0cm" loext:contextual-spacing="false"/>
    </style:style>
    <style:style style:name="P13" style:family="paragraph" style:parent-style-name="lacinskie4" style:list-style-name="lacinskie4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8a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 PREZENTACJI NA WEWNĘTRZNY USTNY EGZAMIN MATURALNY</text:p>
      <text:p text:style-name="P3">Z JĘZYKA POLSKIEGO W ROKU SZKOLNYM 2006/2007 </text:p>
      <text:p text:style-name="Standard">Magdalena Barańska, klasa 3d</text:p>
      <text:p text:style-name="Standard"><text:span text:style-name="T1">Temat:</text:span> Różne oblicza władców. Porównaj wybrane portrety w oparciu o teksty dramatyczne.</text:p>
      <text:list xml:id="list323706694" text:style-name="rzymskie1">
        <text:list-item>
          <text:p text:style-name="P4">Literatura podmiotu:<text:span text:style-name="T2">0</text:span></text:p>
        </text:list-item>
      </text:list>
      <text:list xml:id="list1078407890" text:style-name="arabskie2">
        <text:list-item>
          <text:p text:style-name="P6">Kochanowski Jan, Odprawa posłów greckich, Zakład Narodowy im. Ossolińskich, Wrocław 1985.</text:p>
        </text:list-item>
        <text:list-item>
          <text:p text:style-name="P6">Machiavelli Niccolo, Książę (fragmenty), [w:] Mrowcewicz Krzysztof, Przeszłość to dziś, Wydawnictwo STENTOR, Warszawa 2004, s. 54-56.</text:p>
        </text:list-item>
        <text:list-item>
          <text:p text:style-name="P6">Shakespeare William, Makbet, Wydawnictwo Łódzkie, Biblioteka Lektur Szkolnych, Łódź 1976.</text:p>
        </text:list-item>
        <text:list-item>
          <text:p text:style-name="P6">Sofokles, Antygona, Krajowa Agencja Wydawnicza Rzeszów, Rzeszów 1990.</text:p>
        </text:list-item>
      </text:list>
      <text:list xml:id="list211309389086650" text:continue-list="list323706694" text:style-name="rzymskie1">
        <text:list-item>
          <text:p text:style-name="P4">Literatura przedmiotu:</text:p>
        </text:list-item>
      </text:list>
      <text:list xml:id="list211310548191908" text:continue-list="list1078407890" text:style-name="arabskie2">
        <text:list-item text:start-value="1">
          <text:p text:style-name="P6">Komorowski Jarosław, Makbet Williama Shakespeare'a, WSiP, Biblioteka Analiz Literackich, Warszawa 1989, s. 52-57.</text:p>
        </text:list-item>
        <text:list-item>
          <text:p text:style-name="P6">Kotarski Edward, Odprawa posłów greckich Jana Kochanowskiego, Państwowe Zakłady Wydawnictw Szkolnych, Biblioteka Analiz Literackich, Warszawa 1969, s.40-48.</text:p>
        </text:list-item>
        <text:list-item>
          <text:p text:style-name="P7">Ryś Anna, Antygona Sofoklesa, Wydawnictwo Marek Rożak, Gdańsk 1994, s. 29- 42.</text:p>
        </text:list-item>
      </text:list>
      <text:list xml:id="list211309307023699" text:continue-list="list211309389086650" text:style-name="rzymskie1">
        <text:list-item>
          <text:p text:style-name="P5">Ramowy plan wypowiedzi:</text:p>
        </text:list-item>
      </text:list>
      <text:list xml:id="list2074127667" text:style-name="lacinskie2">
        <text:list-item>
          <text:p text:style-name="P9">Wstęp</text:p>
        </text:list-item>
      </text:list>
      <text:list xml:id="list980160161" text:style-name="arabskie3">
        <text:list-item>
          <text:list>
            <text:list-item>
              <text:p text:style-name="P10">Rozważania dotyczące* osób sprawujących władzę oraz* sposobów rządzenia.</text:p>
            </text:list-item>
            <text:list-item>
              <text:p text:style-name="P12">"Ksiażę" Niccolo Machiavellego jako punkt odniesienia do analizy postępowania przedstawionych bohaterów – władców.</text:p>
            </text:list-item>
          </text:list>
        </text:list-item>
      </text:list>
      <text:list xml:id="list211310373564299" text:continue-list="list2074127667" text:style-name="lacinskie2">
        <text:list-item>
          <text:p text:style-name="P8">Kolejność prezentowanych argumentów (treści)</text:p>
        </text:list-item>
      </text:list>
      <text:list xml:id="list1756660245" text:style-name="arabskie4">
        <text:list-item>
          <text:list>
            <text:list-item>
              <text:p text:style-name="P11">Krytyka władcy niesprawiedliwego, nieudolnego i ulegającego wpływom osób (król Priam) oraz krytyka egoistycznego, kierującego się prywatą, a nie troską o losy ojczyzny księcia (Aleksander) w "Odprawie posłów greckich".</text:p>
            </text:list-item>
            <text:list-item>
              <text:p text:style-name="P11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    </text:list-item>
            <text:list-item>
              <text:p text:style-name="P11">Zróżnicowanie* oceny postępowania Kreona jako:</text:p>
            </text:list-item>
          </text:list>
        </text:list-item>
      </text:list>
      <text:list xml:id="list1984707336" text:style-name="lacinskie4">
        <text:list-item>
          <text:list>
            <text:list-item>
              <text:list>
                <text:list-item>
                  <text:p text:style-name="P13">władcy – tyrana i despoty surowo egzekwującego wydane prawa i rozkazy,</text:p>
                </text:list-item>
                <text:list-item>
                  <text:p text:style-name="P13">władcy konsekwentnego, bezkompromisowego, pozbawionego prywaty, kierującego się interesami i obowiązkami państwa.</text:p>
                </text:list-item>
              </text:list>
            </text:list-item>
          </text:list>
        </text:list-item>
      </text:list>
      <text:list xml:id="list211309612277629" text:continue-list="list1756660245" text:style-name="arabskie4">
        <text:list-item>
          <text:list>
            <text:list-item>
              <text:p text:style-name="P11">Sylwetka bezwzględnego Makbeta – władcy zbrodniarza zaślepionego namiętnością władzy, ale bezustannego borykającego się z wyrzutami sumienia:</text:p>
            </text:list-item>
          </text:list>
        </text:list-item>
      </text:list>
      <text:list xml:id="list211308797532397" text:continue-list="list1984707336" text:style-name="lacinskie4">
        <text:list-item>
          <text:list>
            <text:list-item>
              <text:list>
                <text:list-item text:start-value="1">
                  <text:p text:style-name="P13">tragizm postaci Makbeta – władca ukazany jako marionetka ludzkich namiętności, motyw życia – teatru.</text:p>
                </text:list-item>
              </text:list>
            </text:list-item>
          </text:list>
        </text:list-item>
      </text:list>
      <text:list xml:id="list211310050221545" text:continue-list="list211310373564299" text:style-name="lacinskie2">
        <text:list-item>
          <text:p text:style-name="P8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211310065363148" text:continue-list="list211309307023699" text:style-name="rzymskie1">
        <text:list-item>
          <text:p text:style-name="P4">Materiały pomocnicze</text:p>
        </text:list-item>
      </text:list>
      <text:list xml:id="list211308819533993" text:continue-list="list211310548191908" text:style-name="arabskie2">
        <text:list-item text:start-value="1">
          <text:p text:style-name="P6">kartka z cytatami,</text:p>
        </text:list-item>
        <text:list-item>
          <text:p text:style-name="P6">prezentacja multimedialna.</text:p>
        </text:list-item>
      </text:list>
      <text:p text:style-name="P1">Podpis zdającego</text:p>
      <text:p text:style-name="P1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 style:list-style-name="rzymskie1">
      <loext:graphic-properties draw:fill="none" draw:fill-color="#729fcf"/>
      <style:paragraph-properties fo:margin-left="0.7cm" fo:margin-right="0cm" fo:margin-top="0.199cm" fo:margin-bottom="0cm" loext:contextual-spacing="false" fo:text-indent="-0.7cm" style:auto-text-indent="false" fo:background-color="transparent" style:writing-mode="page">
        <style:tab-stops/>
      </style:paragraph-properties>
      <style:text-properties fo:font-weight="bold" style:font-size-asian="10.5pt" style:font-weight-asian="bold" style:font-weight-complex="bold"/>
    </style:style>
    <style:style style:name="arabskie2" style:family="paragraph" style:parent-style-name="Standard" style:list-style-name="arabskie2">
      <style:paragraph-properties fo:margin-top="0.049cm" fo:margin-bottom="0cm" loext:contextual-spacing="false" style:writing-mode="page"/>
    </style:style>
    <style:style style:name="lacinskie2" style:family="paragraph" style:parent-style-name="Standard" style:list-style-name="lacinskie2">
      <style:paragraph-properties fo:margin-top="0.049cm" fo:margin-bottom="0cm" loext:contextual-spacing="false" style:writing-mode="page"/>
    </style:style>
    <style:style style:name="arabskie3" style:family="paragraph" style:parent-style-name="Standard" style:list-style-name="arabskie3">
      <style:paragraph-properties fo:margin-top="0.049cm" fo:margin-bottom="0cm" loext:contextual-spacing="false"/>
    </style:style>
    <style:style style:name="lacinskie4" style:family="paragraph" style:parent-style-name="Standard" style:list-style-name="lacinskie4">
      <style:paragraph-properties fo:margin-top="0.049cm" fo:margin-bottom="0cm" loext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37.572289975</meta:creation-date>
    <dc:date>2017-10-29T21:13:08.629395312</dc:date>
    <meta:editing-duration>PT1H1M12S</meta:editing-duration>
    <meta:editing-cycles>12</meta:editing-cycles>
    <meta:generator>LibreOffice/5.4.2.2.0$Linux_X86_64 LibreOffice_project/40m0$Build-2</meta:generator>
    <meta:document-statistic meta:table-count="0" meta:image-count="0" meta:object-count="0" meta:page-count="1" meta:paragraph-count="31" meta:word-count="330" meta:character-count="2631" meta:non-whitespace-character-count="2351"/>
  </office:meta>
</office:document-meta>
</file>